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NSERT INTO Customer VALUES('C01','ALI',71321009)</text:p>
      <text:p text:style-name="Normal">INSERT INTO Customer VALUES('C02','ASMA',77345823)</text:p>
      <text:p text:style-name="Normal"/>
      <text:p text:style-name="Normal">INSERT INTO Product VALUES('P01','Samsung Galaxy S20', 'Smartphone', 3299)</text:p>
      <text:p text:style-name="Normal">INSERT INTO Product VALUES('P02','ASUS Notebook', 'PC', 4599)</text:p>
      <text:p text:style-name="Normal"/>
      <text:p text:style-name="Normal">INSERT INTO Orders VALUES('C01','P02',, 2, 9198 )</text:p>
      <text:p text:style-name="Normal">INSERT INTO Orders VALUES('C02','P01', 28/05/2020, 1, 3299 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UATI zohra</meta:initial-creator>
    <dc:creator>TOUATI zohra</dc:creator>
    <meta:creation-date>2022-08-04T18:42:00Z</meta:creation-date>
    <dc:date>2022-08-04T18:46:00Z</dc:date>
    <meta:template xlink:href="Normal" xlink:type="simple"/>
    <meta:editing-cycles>1</meta:editing-cycles>
    <meta:editing-duration>PT240S</meta:editing-duration>
    <meta:document-statistic meta:page-count="1" meta:paragraph-count="1" meta:word-count="54" meta:character-count="350" meta:row-count="2" meta:non-whitespace-character-count="297"/>
  </office:meta>
</office:document-meta>
</file>